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6.83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êgerîn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Rûdan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Xizmet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Bijartina cih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Lêzanînên Weşîner û Têkillî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Lêzanînên Weşanîner û Têkillî – '{{appName}}'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Babetên balkêş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Rûpel nehat dîtin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'{{appName}}' rêbera te ya dîcîtal li Almanyayê ye. Zzanyarî, rûdan û şêwirîna xwecihî peyde bike. Hertim birojkirî û bi zimanê te bixwe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Pêkanîna PDF'ê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Mixabin zimanê te li vir li ber dest nîne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Zimanekî bibijêre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Guhertinên herî dawî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Zanyariyên xwecihî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Xizmet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Rûdan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Mixabin zimanê te li vir li ber dest nîne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Mixabin ev bajar nehat vedîtin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Mixabin ev rûpel peyde nebû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Mixabin ev rûdan peyde nebû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Mixabin ev xizmet peyde nebû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Mixabin ev babetên balkêş peyde nebûn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Mixabin ev rûpel peyde nebû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Girêdana bi Server'ê pêk nehat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Daxwaz nikare were proseskirin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Bersiva Serverê nikare were proseskirin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Şaşitiyeka (Eror) nenas qewimiye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Ji nû va hewil bide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Mixabin rûpel nayê barkirin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Zimanekî bibijêre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Ber bi Rûpela Sereke va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Ber bi destebendiyan va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Ber bi rûdanan va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Ber bi xizmetan va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Şaşitî (Eror)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Şaşitiyek qewimiye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Mixabin guhertina Ziman pêk nehat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Zimanê bijartî bi awayê ne-serxet (Offline) li ber dest nîne. Girêdana Înterneta çalak pêwîst e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Cih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Roj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Rûdan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Di dema nika da tu rûdanek tuneye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Kirdeyên Teknîkî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Naverok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Xizmet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Lêzanînên Weşîner û Têkillî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Lêgerîn sa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Naveroka Rûpelê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Naveroka Rûdanê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Şandin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Dema şandina fîdbekekê Şaşitiyek qewimî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'Feedback' (Lêveger)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Çi tiştek sûdewer bû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Em bi şe dikin çi tiştî baştir bikin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Lêveger anku 'Feedback' di çi warî da ye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Gelo ev rûpel sûdmend e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Sûdewer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Bêkêr (Ne-Sûdewer)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Mixabin tu encameka guncan peyde nebû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'Feedback'a te…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Gelo tiştê ku lê digeriyayî, nehat dîtin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Çi cûre zanyarî li vir tunene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'Feedback' hat şandin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Em ji 'Feedback'a te sipasdar in. Tu bi vî karê xwe alîkariya me dikî da ku em babetên xwe û Appa '{{appName}}'ê baştir bikin. Emê ji Feedback'ên zêdetir kêfxweş bibin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Girêdan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Ev rûpel sûdmend nîne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Ev rûpel sûdmend e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 rêbera te ya dîcîtal derbarê Almanyayê ye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êgerîn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Bi bikaranîna Peyvên Kilîtî, lêzanînên esseh û durust bilez peyde bike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Guhertina Ziman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Guhertina rihet a Ziman di kit bi kitê rûpelan da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Rûdan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Rûdanên niha û demên hevdîtinê li hawîrdor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Xizmet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Lêgerîna li Şolê, Lêgerîna li Kursa Şola Ceribandinî û zêdetir li hawîrdorê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Eyarkirin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Bi pelandina li ser"{{accept}}" ez rê didim Appa '{{appName}}'ê, …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Mayîndetiya App'ê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 bi şandina xwebixwe ya rapora xerabûnê, {{appName}}'ê baştir bike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eyamên bilez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peyamên bilez ên têkildarî nûçeyên xwecihî yên nû, sa min ra bê şandin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Cihên Nêzik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. bi alîkariya Mekanbîna 'GPS'ê ya min, cihên nêzikî min bo min bê pêşniyarkirin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Nepejirandin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Berdewam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Qutbûn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Xwedankirin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Eyarkirin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Nepejirandin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Pejirandin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axuyaniya Parastina Daneyan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Lêgerîna li Mekan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Cihên nêzik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Tu cihek li vê nêzikatiyê nehat dîtin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Rênîşandan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Jibo dîtina cihên nêzik divê xizmeta Mekanbînê were çalakkirin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Lêzanînên Weşîner û Têkillî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Parastina daneyan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Xizmet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Deste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Rûdan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Tu rûdanek tuneye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Bi zimanên din tuneye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Werger tuneye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Lêgerîn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Guhertina Cih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Guhertina Ziman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Eyarkirin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Parvekirin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Qutbûn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Niha hat dîtin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Mixabin parvekirina babetên pêk nehat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Lêzanînên Weşîner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Xizmet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Mayîndetiya App'ê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Bi şandina xwebixwe ya raporên xerabûnê, Appa '{{appName}}'ê baştir bike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eyamên bilez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Wergirtina peyamên bilez sa dawîn nûçeyên xwecihî yên nû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Cihên Nêzik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Bi bikaranîna Mekanbîna 'GPS'ê, pêşniyaran jibo mekanên nêzik werbigire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Bi rêya Înternetê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axuyaniya Parastina Daneyan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siyon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îsansa Çavkanî-Vekirî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Rêdan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Neçalakkirina Taybetmendiyê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Tu xizmetek li ber dest nîne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Tu xizmetek li ber dest nîne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Germahî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Av/Rêjav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Veguhestina Bermahîkan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Motorxane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Yên din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j / Parkîng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Yên din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Aşpêjxane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Hemam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Destav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Odeya Zarokan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Odeya Zarokan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Odeya Zarokan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Odeya Razanê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Odeya Rûniştinê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Rêbihurk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Embar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Jêrzemîn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kon/Tras (Terrass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7" meta:object-count="0"/>
    <meta:generator>LibreOffice/6.4.4.2$Linux_X86_64 LibreOffice_project/40$Build-2</meta:generator>
  </office:meta>
</office:document-meta>
</file>